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e6" fo:min-height="6.637cm"/>
    </style:style>
    <style:style style:name="gr3" style:family="graphic" style:parent-style-name="standard">
      <style:graphic-properties draw:stroke="none" draw:fill="none" draw:fill-color="#ffffff" fo:min-height="0.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28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T2" style:family="text">
      <style:text-properties fo:color="#000000" fo:font-family="Monospace" fo:font-size="10pt" fo:font-weight="bold" style:font-family-asian="Monospace" style:font-size-asian="10pt" style:font-family-complex="Monospace" style:font-size-complex="10pt"/>
    </style:style>
    <style:style style:name="T3" style:family="text">
      <style:text-properties fo:color="#000000" fo:font-family="Monospace" fo:font-size="10pt" fo:font-style="italic" fo:font-weight="bold" style:font-family-asian="Monospace" style:font-size-asian="10pt" style:font-family-complex="Monospace" style:font-size-complex="10pt"/>
    </style:style>
    <style:style style:name="T4" style:family="text">
      <style:text-properties fo:font-size="10pt"/>
    </style:style>
    <style:style style:name="T5" style:family="text">
      <style:text-properties fo:font-size="28pt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5.675cm" svg:height="7.379cm" svg:x="1.684cm" svg:y="0.684cm">
          <text:p text:style-name="P4"/>
        </draw:rect>
        <draw:frame draw:style-name="gr2" draw:text-style-name="P3" draw:layer="layout" svg:width="5.997cm" svg:height="7.415cm" svg:x="8.73cm" svg:y="0.651cm">
          <draw:text-box>
            <text:p text:style-name="P2"><text:span text:style-name="T1">RES</text:span></text:p>
            <text:p text:style-name="P2"><text:span text:style-name="T1">1b:a-dman-HEX-1:5</text:span></text:p>
            <text:p text:style-name="P2"><text:span text:style-name="T1">2r:r1</text:span></text:p>
            <text:p text:style-name="P2"><text:span text:style-name="T1">3b:a-dgal-HEX-1:5</text:span></text:p>
            <text:p text:style-name="P2"><text:span text:style-name="T1">LIN</text:span></text:p>
            <text:p text:style-name="P2"><text:span text:style-name="T1">1:1o(2+1)2n</text:span></text:p>
            <text:p text:style-name="P2"><text:span text:style-name="T1">2:2n(2+1)3d</text:span></text:p>
            <text:p text:style-name="P2"><text:span text:style-name="T1">REP</text:span></text:p>
            <text:p text:style-name="P2"><text:span text:style-name="T1">REP1:4o(2+1)4d=20-25</text:span></text:p>
            <text:p text:style-name="P2"><text:span text:style-name="T1">RES</text:span></text:p>
            <text:p text:style-name="P2"><text:span text:style-name="T1">4b:a-dglc-HEX-1:5</text:span></text:p>
            <text:p text:style-name="P2"><text:span text:style-name="T2">UND</text:span></text:p>
            <text:p text:style-name="P2"><text:span text:style-name="T3">UND1</text:span><text:span text:style-name="T1">:60.0:80.0</text:span></text:p>
            <text:p text:style-name="P2"><text:span text:style-name="T1">ParentIDs:4</text:span></text:p>
            <text:p text:style-name="P2"><text:span text:style-name="T1">SubtreeLinkageID1:o(4+1)n</text:span></text:p>
            <text:p text:style-name="P2"><text:span text:style-name="T1">RES</text:span></text:p>
            <text:p text:style-name="P2"><text:span text:style-name="T1">5s:sulfate</text:span></text:p>
            <text:p text:style-name="P2"><text:span text:style-name="T1"/></text:p>
          </draw:text-box>
        </draw:frame>
        <draw:frame draw:style-name="gr3" draw:text-style-name="P3" draw:layer="layout" svg:width="3.465cm" svg:height="0.65cm" svg:x="4.244cm" svg:y="0.884cm">
          <draw:text-box>
            <text:p text:style-name="P2"><text:span text:style-name="T1">a-dmanp</text:span></text:p>
          </draw:text-box>
        </draw:frame>
        <draw:custom-shape draw:style-name="gr4" draw:text-style-name="P1" draw:layer="layout" svg:width="0.11cm" svg:height="0.689cm" svg:x="4.994cm" svg:y="1.52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5.186cm" svg:y="1.496cm">
          <draw:text-box>
            <text:p text:style-name="P4"><text:span text:style-name="T4">2-1</text:span></text:p>
          </draw:text-box>
        </draw:frame>
        <draw:custom-shape draw:style-name="gr4" draw:text-style-name="P1" draw:layer="layout" svg:width="0.11cm" svg:height="0.689cm" svg:x="4.995cm" svg:y="3.92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5.187cm" svg:y="3.897cm">
          <draw:text-box>
            <text:p text:style-name="P4"><text:span text:style-name="T4">2-1</text:span></text:p>
          </draw:text-box>
        </draw:frame>
        <draw:frame draw:style-name="gr3" draw:text-style-name="P3" draw:layer="layout" svg:width="2.354cm" svg:height="0.65cm" svg:x="4.256cm" svg:y="4.695cm">
          <draw:text-box>
            <text:p text:style-name="P2"><text:span text:style-name="T1">a-dgalp</text:span></text:p>
          </draw:text-box>
        </draw:frame>
        <draw:frame draw:style-name="gr5" draw:text-style-name="P6" draw:layer="layout" svg:width="1.158cm" svg:height="1.352cm" svg:x="0.439cm" svg:y="0.597cm">
          <draw:text-box>
            <text:p text:style-name="P4"><text:span text:style-name="T5">A</text:span></text:p>
          </draw:text-box>
        </draw:frame>
        <draw:frame draw:style-name="gr5" draw:text-style-name="P6" draw:layer="layout" svg:width="1.158cm" svg:height="1.352cm" svg:x="7.601cm" svg:y="0.597cm">
          <draw:text-box>
            <text:p text:style-name="P4"><text:span text:style-name="T5">B</text:span></text:p>
          </draw:text-box>
        </draw:frame>
        <draw:custom-shape draw:style-name="gr6" draw:text-style-name="P1" draw:layer="layout" svg:width="0.35cm" svg:height="2.29cm" draw:transform="rotate (-1.57079632679579) translate (6.188cm 2.263cm)">
          <text:p text:style-name="P4"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3" draw:layer="layout" svg:width="3.465cm" svg:height="0.65cm" svg:x="4.045cm" svg:y="2.784cm">
          <draw:text-box>
            <text:p text:style-name="P2"><text:span text:style-name="T1">a-dglcp</text:span></text:p>
          </draw:text-box>
        </draw:frame>
        <draw:custom-shape draw:style-name="gr6" draw:text-style-name="P1" draw:layer="layout" svg:width="0.35cm" svg:height="2.29cm" draw:transform="rotate (1.5707963267946) translate (3.892cm 3.917cm)">
          <text:p text:style-name="P4"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5" draw:layer="layout" svg:width="1.399cm" svg:height="0.645cm" svg:x="6.049cm" svg:y="2.375cm">
          <draw:text-box>
            <text:p text:style-name="P4"><text:span text:style-name="T4">20-25</text:span></text:p>
          </draw:text-box>
        </draw:frame>
        <draw:line draw:style-name="gr7" draw:text-style-name="P7" draw:layer="layout" svg:x1="3.916cm" svg:y1="3.177cm" svg:x2="2.915cm" svg:y2="3.177cm">
          <text:p text:style-name="P4"/>
        </draw:line>
        <draw:frame draw:style-name="gr3" draw:text-style-name="P3" draw:layer="layout" svg:width="1.646cm" svg:height="0.65cm" svg:x="1.946cm" svg:y="2.884cm">
          <draw:text-box>
            <text:p text:style-name="P2"><text:span text:style-name="T1">S04</text:span></text:p>
          </draw:text-box>
        </draw:frame>
        <draw:frame draw:style-name="gr5" draw:text-style-name="P8" draw:layer="layout" svg:width="3.918cm" svg:height="2.147cm" svg:x="1.507cm" svg:y="6.091cm">
          <draw:text-box>
            <text:p text:style-name="P4"><text:span text:style-name="T6">60-80% of </text:span></text:p>
            <text:p text:style-name="P4"><text:span text:style-name="T6">glucopyranose C4</text:span></text:p>
            <text:p text:style-name="P4"><text:span text:style-name="T6">in repeating unit</text:span></text:p>
            <text:p text:style-name="P4"><text:span text:style-name="T6">sulfated.</text:span></text:p>
          </draw:text-box>
        </draw:frame>
        <draw:frame draw:style-name="gr5" draw:text-style-name="P5" draw:layer="layout" svg:width="1.01cm" svg:height="0.645cm" svg:x="3.087cm" svg:y="2.598cm">
          <draw:text-box>
            <text:p text:style-name="P4"><text:span text:style-name="T4">4-1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1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7:14:12</meta:creation-date>
    <dc:date>2007-06-08T12:08:42</dc:date>
    <dc:language>de-DE</dc:language>
    <meta:editing-cycles>6</meta:editing-cycles>
    <meta:editing-duration>PT1H25M17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